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grande bataille</text:p>
      <text:p text:style-name="Standard"/>
      <text:p text:style-name="Standard"/>
      <text:p text:style-name="P2">A chaque fois que le joueur joue, X rangée entières d'ennemi arrive par la droite. D'abord 3 puis 4 etc en fonction de la progression du joueur</text:p>
      <text:p text:style-name="P2">Ces vagues apparaissent pendant la résolution, alors que les troupes se retrouvent sur le champs de bataille</text:p>
      <text:p text:style-name="P2"/>
      <text:p text:style-name="P2">Le joueur reçoit 3 rangées de renforts.</text:p>
      <text:p text:style-name="P2">Il peut faire défiler de façon à déplacer les rangées vers le haut ou le bas avec la souris </text:p>
      <text:p text:style-name="P2"/>
      <text:p text:style-name="P2">Quand il clic, Les 2 armées se dirigent l'une vers l'autreavec une certaine vitesse (et avec un effet d'accélération et de départ retardé pour les unités du joueur).</text:p>
      <text:p text:style-name="P2">Pendant ce temps, les nouvelles troupes apparaissent.</text:p>
      <text:p text:style-name="P2"/>
      <text:p text:style-name="P2"/>
      <text:p text:style-name="P2">A l'impact, on résouds les combats :</text:p>
      <text:p text:style-name="P2">Un guerrier tue tous les archers qu'il rencontre.</text:p>
      <text:p text:style-name="P2">Un archer tue tous les mages qu'il rencontre.</text:p>
      <text:p text:style-name="P2">Un mage tue tous les guerriers qu'il rencontre.</text:p>
      <text:p text:style-name="P2">2 soldats de même type s'annulent.</text:p>
      <text:p text:style-name="P2"/>
      <text:p text:style-name="P2">La partie s'arrète quand les troupes ennemis ont atteints la zone de pop des troupes du joueu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0:24:41.80</meta:creation-date>
    <meta:document-statistic meta:table-count="0" meta:image-count="0" meta:object-count="0" meta:page-count="1" meta:paragraph-count="13" meta:word-count="162" meta:character-count="924"/>
    <dc:date>2013-12-18T11:50:01.17</dc:date>
    <meta:editing-duration>PT52M38S</meta:editing-duration>
    <meta:editing-cycles>1</meta:editing-cycles>
    <meta:generator>OpenOffice.org/3.4.1$Win32 OpenOffice.org_project/341m1$Build-9593</meta:generator>
  </office:meta>
</office:document-meta>
</file>